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71aa2" officeooo:paragraph-rsid="00071aa2" style:font-weight-asian="bold" style:font-weight-complex="bold"/>
    </style:style>
    <style:style style:name="P2" style:family="paragraph" style:parent-style-name="Standard">
      <style:paragraph-properties fo:text-align="justify" style:justify-single-word="false"/>
      <style:text-properties fo:font-weight="bold" officeooo:rsid="00084dbb" officeooo:paragraph-rsid="00084dbb" style:font-weight-asian="bold" style:font-weight-complex="bold"/>
    </style:style>
    <style:style style:name="P3" style:family="paragraph" style:parent-style-name="Standard">
      <style:paragraph-properties fo:text-align="justify" style:justify-single-word="false"/>
      <style:text-properties fo:font-weight="normal" officeooo:rsid="00071aa2" officeooo:paragraph-rsid="00071aa2" style:font-weight-asian="normal" style:font-weight-complex="normal"/>
    </style:style>
    <style:style style:name="P4" style:family="paragraph" style:parent-style-name="Standard">
      <style:paragraph-properties fo:text-align="justify" style:justify-single-word="false"/>
      <style:text-properties fo:font-weight="normal" officeooo:rsid="00084dbb" officeooo:paragraph-rsid="00084dbb" style:font-weight-asian="normal" style:font-weight-complex="normal"/>
    </style:style>
    <style:style style:name="P5"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LP96 affymetrix platform</text:p>
      <text:p text:style-name="P2"/>
      <text:p text:style-name="P1"/>
      <text:p text:style-name="P1">CEL file format</text:p>
      <text:p text:style-name="P3">A .cel file is a binary file format used by </text:p>
      <text:p text:style-name="P5"><text:a xlink:type="simple" xlink:href="https://medium.com/@nikhitha.joy.official/extracting-and-processing-cel-files-for-machine-learning-a-step-by-step-guide-46276db9299b" office:target-frame-name="_blank" xlink:show="new" text:style-name="Internet_20_link" text:visited-style-name="Visited_20_Internet_20_Link">Affymetrix</text:a> and similar microarray technologies to store raw intensity data from a microarray experiment. Each file contains intensity values for individual probe cells, along with data like the standard deviation of intensity and pixel counts, which can be used for gene expression analysis.</text:p>
      <text:p text:style-name="P5"/>
      <text:p text:style-name="P2">Logistic regression</text:p>
      <text:p text:style-name="P4"><text:a xlink:type="simple" xlink:href="https://www.geeksforgeeks.org/machine-learning/understanding-logistic-regression/" text:style-name="Internet_20_link" text:visited-style-name="Visited_20_Internet_20_Link">https://www.geeksforgeeks.org/machine-learning/understanding-logistic-regression/</text:a></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6T11:10:52.536794641</meta:creation-date>
    <meta:generator>LibreOffice/7.3.7.2$Linux_X86_64 LibreOffice_project/30$Build-2</meta:generator>
    <dc:date>2025-11-15T23:52:14.262407065</dc:date>
    <meta:editing-duration>P1DT6H52M37S</meta:editing-duration>
    <meta:editing-cycles>4</meta:editing-cycles>
    <meta:document-statistic meta:table-count="0" meta:image-count="0" meta:object-count="0" meta:page-count="1" meta:paragraph-count="6" meta:word-count="62" meta:character-count="475" meta:non-whitespace-character-count="418"/>
  </office:meta>
</office:document-meta>
</file>